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C00070F20000315B88FAE1C86.wmf" manifest:media-type=""/>
  <manifest:file-entry manifest:full-path="Pictures/2000000D00048BDB0003044169B620E4.wmf" manifest:media-type=""/>
  <manifest:file-entry manifest:full-path="Pictures/2000000E0005E54300034F991F8D4C70.wmf" manifest:media-type=""/>
  <manifest:file-entry manifest:full-path="Pictures/2000000B00070F20000315B870A2AA70.wmf" manifest:media-type=""/>
  <manifest:file-entry manifest:full-path="Pictures/2000000E0004FA22000354F91161C1F1.wmf" manifest:media-type=""/>
  <manifest:file-entry manifest:full-path="Pictures/2000000B00070F20000315B80C9BD2E9.wmf" manifest:media-type=""/>
  <manifest:file-entry manifest:full-path="Pictures/2000000C000422DA00046B1851DBF635.wmf" manifest:media-type=""/>
  <manifest:file-entry manifest:full-path="Pictures/2000000C0003480D00046F6FEE686D91.wmf" manifest:media-type=""/>
  <manifest:file-entry manifest:full-path="Pictures/2000000A0002AA8B0001D65C9085AB1C.wmf" manifest:media-type=""/>
  <manifest:file-entry manifest:full-path="Pictures/2000000C0003480D00046F6FC5290A83.wmf" manifest:media-type=""/>
  <manifest:file-entry manifest:full-path="Pictures/2000000E00054C1800044DD8BAF9CD0B.wmf" manifest:media-type=""/>
  <manifest:file-entry manifest:full-path="Pictures/2000000E0004FA22000354F9E1163D73.wmf" manifest:media-type=""/>
  <manifest:file-entry manifest:full-path="Pictures/2000000E0004FA22000354F950CA62C6.wmf" manifest:media-type=""/>
  <manifest:file-entry manifest:full-path="Pictures/2000000B00070AAE00051E6902AD3B22.wmf" manifest:media-type=""/>
  <manifest:file-entry manifest:full-path="Pictures/2000000E0007B35A0005A0D8469C412F.wmf" manifest:media-type=""/>
  <manifest:file-entry manifest:full-path="Pictures/2000000C0002AA8B0001D65C26269185.wmf" manifest:media-type=""/>
  <manifest:file-entry manifest:full-path="Pictures/2000000E0007B35A0005A0D86E9FBBF1.wmf" manifest:media-type=""/>
  <manifest:file-entry manifest:full-path="Pictures/2000000E0007B35A0005A0D8D67119FF.wmf" manifest:media-type=""/>
  <manifest:file-entry manifest:full-path="Pictures/2000000C00070AAE00051E6952B03D14.wmf" manifest:media-type=""/>
  <manifest:file-entry manifest:full-path="Pictures/2000000E0007B35A0005A0D8655910FC.wmf" manifest:media-type=""/>
  <manifest:file-entry manifest:full-path="Pictures/2000000A000AF059000882FD00624DD3.wmf" manifest:media-type=""/>
  <manifest:file-entry manifest:full-path="Pictures/2000000E0002B3BE00039C1410FF73E7.wmf" manifest:media-type=""/>
  <manifest:file-entry manifest:full-path="Pictures/2000000E00026F5200028271B8D5FFB9.wmf" manifest:media-type=""/>
  <manifest:file-entry manifest:full-path="Pictures/2000000E0007B35A0005A0D887A41EAC.wmf" manifest:media-type=""/>
  <manifest:file-entry manifest:full-path="Pictures/2000000E00057520000310A8AE2CC4EF.wmf" manifest:media-type=""/>
  <manifest:file-entry manifest:full-path="Pictures/2000000F0007BB8400036832E4359ACD.wmf" manifest:media-type=""/>
  <manifest:file-entry manifest:full-path="Pictures/2000000E0007B35A0005A0D867C9DF96.wmf" manifest:media-type=""/>
  <manifest:file-entry manifest:full-path="Pictures/2000000E0007B35A0005A0D8F74B220B.wmf" manifest:media-type=""/>
  <manifest:file-entry manifest:full-path="Pictures/2000000D00070AAE00051E69AFCBDDC4.wmf" manifest:media-type=""/>
  <manifest:file-entry manifest:full-path="Pictures/2000000C000AF059000882FD27F6928B.wmf" manifest:media-type=""/>
  <manifest:file-entry manifest:full-path="Pictures/2000000E00057520000310A8498F7879.wmf" manifest:media-type=""/>
  <manifest:file-entry manifest:full-path="Pictures/2000000E00054C1800044DD83466C20D.wmf" manifest:media-type=""/>
  <manifest:file-entry manifest:full-path="Pictures/2000000E00054C1800044DD846165B65.wmf" manifest:media-type=""/>
  <manifest:file-entry manifest:full-path="Pictures/2000000C0002AA8B0001D65C302D4CFE.wmf" manifest:media-type=""/>
  <manifest:file-entry manifest:full-path="Pictures/2000000E0007B35A0005A0D8BF29FD99.wmf" manifest:media-type=""/>
  <manifest:file-entry manifest:full-path="Pictures/2000000E00057520000310A8C0A0C359.wmf" manifest:media-type=""/>
  <manifest:file-entry manifest:full-path="Pictures/2000000E000619250003C26C33D71566.wmf" manifest:media-type=""/>
  <manifest:file-entry manifest:full-path="Pictures/2000000E000AEFBA000833D2169B97E7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0pt" fo:language="de" fo:country="DE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1" fo:font-size="10pt" fo:language="de" fo:country="DE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x</text:span></text:p>
      <text:p text:style-name="Standard"><text:span text:style-name="T1">Übung 5</text:span></text:p>
      <text:p text:style-name="Standard"><text:span text:style-name="T1">Ringpuffer: es dauert zwar unterschiedlich lange, die Waren zu den einzelnen Nachbearbeitungsplätzen zu transportieren,</text:span></text:p>
      <text:p text:style-name="Standard"><text:span text:style-name="T1">aber.. je länger die Zeit ist, desto kürzer ist die Rücklaufzeit, wodurch insgesamt eine konstante Verteilzeit für ein Objekt</text:span></text:p>
      <text:p text:style-name="Standard"><text:span text:style-name="T1">im Ring erreicht wird ( feste Taktung ).</text:span></text:p>
      <text:p text:style-name="Standard"><text:span text:style-name="T1">Der Pfad MUSS sauber im Layout-Editor modelliert sein, alle anderen Verbindungen laufen über Adressen.</text:span></text:p>
      <text:p text:style-name="Standard"><text:span text:style-name="T1">Es ist nicht nötig, einem Pfadelement einen Vorgänger oder Nachfolger zuzuweisen.</text:span></text:p>
      <text:p text:style-name="Standard"><text:soft-page-break/><draw:frame draw:style-name="fr1" text:anchor-type="as-char" svg:width="26.016cm" svg:height="19.51cm" draw:z-index="0"><draw:image xlink:href="Pictures/2000000E000AEFBA000833D2169B97E7.wmf" xlink:type="simple" xlink:show="embed" xlink:actuate="onLoad"/></draw:frame></text:p>
      <text:p text:style-name="Standard"><text:span text:style-name="T1">x 5 Tage a 8h:</text:span></text:p>
      <text:p text:style-name="Standard"><text:soft-page-break/><draw:frame draw:style-name="fr1" text:anchor-type="as-char" svg:width="14.356cm" svg:height="8.938cm" draw:z-index="1"><draw:image xlink:href="Pictures/2000000E000619250003C26C33D71566.wmf" xlink:type="simple" xlink:show="embed" xlink:actuate="onLoad"/></draw:frame></text:p>
      <text:p text:style-name="Standard"><text:span text:style-name="T1">x</text:span></text:p>
      <text:p text:style-name="Standard"><draw:frame draw:style-name="fr1" text:anchor-type="as-char" svg:width="5.787cm" svg:height="5.904cm" draw:z-index="2"><draw:image xlink:href="Pictures/2000000E00026F5200028271B8D5FFB9.wmf" xlink:type="simple" xlink:show="embed" xlink:actuate="onLoad"/></draw:frame></text:p>
      <text:p text:style-name="Standard"><text:span text:style-name="T1">x</text:span></text:p>
      <text:p text:style-name="Standard"><text:span text:style-name="T1">Path12</text:span></text:p>
      <text:p text:style-name="Standard"><text:span text:style-name="T1">Element length 20 m</text:span></text:p>
      <text:p text:style-name="Standard"><text:soft-page-break/><draw:frame draw:style-name="fr1" text:anchor-type="as-char" svg:width="12.471cm" svg:height="10.132cm" draw:z-index="3"><draw:image xlink:href="Pictures/2000000E00054C1800044DD8BAF9CD0B.wmf" xlink:type="simple" xlink:show="embed" xlink:actuate="onLoad"/></draw:frame></text:p>
      <text:p text:style-name="Standard"><text:span text:style-name="T1">x</text:span></text:p>
      <text:p text:style-name="Standard"><text:span text:style-name="T1">Path13: 20m</text:span></text:p>
      <text:p text:style-name="Standard"><draw:frame draw:style-name="fr1" text:anchor-type="as-char" svg:width="12.471cm" svg:height="10.132cm" draw:z-index="4"><draw:image xlink:href="Pictures/2000000E00054C1800044DD846165B65.wmf" xlink:type="simple" xlink:show="embed" xlink:actuate="onLoad"/></draw:frame></text:p>
      <text:p text:style-name="Standard"><text:span text:style-name="T1">x</text:span></text:p>
      <text:p text:style-name="Standard"><text:span text:style-name="T1">Path 15: 20m</text:span></text:p>
      <text:p text:style-name="Standard"><text:soft-page-break/><draw:frame draw:style-name="fr1" text:anchor-type="as-char" svg:width="12.471cm" svg:height="10.132cm" draw:z-index="5"><draw:image xlink:href="Pictures/2000000E00054C1800044DD83466C20D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pan text:style-name="T1">Quellen-Parameter</text:span></text:p>
      <text:p text:style-name="Standard"><text:span text:style-name="T1">Time: 450s, Negative Exponentialverteilung</text:span></text:p>
      <text:p text:style-name="Standard"><text:span text:style-name="T1">Trigger on Exit: product[C]:=random[2]j+1</text:span></text:p>
      <text:p text:style-name="Standard"><text:span text:style-name="T1">Sent to: 9</text:span></text:p>
      <text:p text:style-name="Standard"><text:soft-page-break/><draw:frame draw:style-name="fr1" text:anchor-type="as-char" svg:width="16.746cm" svg:height="12.296cm" draw:z-index="6"><draw:image xlink:href="Pictures/2000000D00070AAE00051E69AFCBDDC4.wmf" xlink:type="simple" xlink:show="embed" xlink:actuate="onLoad"/></draw:frame></text:p>
      <text:p text:style-name="Standard"><text:span text:style-name="T1">x</text:span></text:p>
      <text:p text:style-name="Standard"><text:span text:style-name="T1">Conveyor 10m lang, V = 0.01 m/s</text:span></text:p>
      <text:p text:style-name="Standard"><text:span text:style-name="T1">Achtung, Taylor stellt Element Speed zurück auf 0.0 ( merkt sich aber angeblich die 0.01 )</text:span></text:p>
      <text:p text:style-name="Standard"><draw:frame draw:style-name="fr1" text:anchor-type="as-char" svg:width="11.716cm" svg:height="7.84cm" draw:z-index="7"><draw:image xlink:href="Pictures/2000000E0004FA22000354F91161C1F1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11.716cm" svg:height="7.84cm" draw:z-index="8"><draw:image xlink:href="Pictures/2000000E0004FA22000354F950CA62C6.wmf" xlink:type="simple" xlink:show="embed" xlink:actuate="onLoad"/></draw:frame></text:p>
      <text:p text:style-name="Standard"><text:span text:style-name="T1">x</text:span></text:p>
      <text:p text:style-name="Standard"><draw:frame draw:style-name="fr1" text:anchor-type="as-char" svg:width="10.92cm" svg:height="7.244cm" draw:z-index="9"><draw:image xlink:href="Pictures/2000000D00048BDB0003044169B620E4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11.716cm" svg:height="7.84cm" draw:z-index="10"><draw:image xlink:href="Pictures/2000000E0004FA22000354F9E1163D73.wmf" xlink:type="simple" xlink:show="embed" xlink:actuate="onLoad"/></draw:frame></text:p>
      <text:p text:style-name="Standard"><text:span text:style-name="T1">x</text:span></text:p>
      <text:p text:style-name="Standard"><text:span text:style-name="T1">Maschine 2: 900s, 450s standardabweichung, normal</text:span></text:p>
      <text:p text:style-name="Standard"><text:span text:style-name="T1">Send to: 14</text:span></text:p>
      <text:p text:style-name="Standard"><text:span text:style-name="T1">att2[C]:=time </text:span></text:p>
      <text:p text:style-name="Standard"><draw:frame draw:style-name="fr1" text:anchor-type="as-char" svg:width="18.129cm" svg:height="13.25cm" draw:z-index="11"><draw:image xlink:href="Pictures/2000000E0007B35A0005A0D8655910FC.wmf" xlink:type="simple" xlink:show="embed" xlink:actuate="onLoad"/></draw:frame></text:p>
      <text:p text:style-name="Standard"><text:soft-page-break/><text:span text:style-name="T1">x</text:span></text:p>
      <text:p text:style-name="Standard"><text:span text:style-name="T1">Maschine 3, 600s, 300s stw, normal</text:span></text:p>
      <text:p text:style-name="Standard"><text:span text:style-name="T1">Send to:14</text:span></text:p>
      <text:p text:style-name="Standard"><text:span text:style-name="T1">att2[C]:=time </text:span></text:p>
      <text:p text:style-name="Standard"><draw:frame draw:style-name="fr1" text:anchor-type="as-char" svg:width="18.129cm" svg:height="13.25cm" draw:z-index="12"><draw:image xlink:href="Pictures/2000000E0007B35A0005A0D8469C412F.wmf" xlink:type="simple" xlink:show="embed" xlink:actuate="onLoad"/></draw:frame></text:p>
      <text:p text:style-name="Standard"><text:span text:style-name="T1">x</text:span></text:p>
      <text:p text:style-name="Standard"><text:span text:style-name="T1">Maschine 4, 300s, 150s stw, normal</text:span></text:p>
      <text:p text:style-name="Standard"><text:span text:style-name="T1">Send to:14</text:span></text:p>
      <text:p text:style-name="Standard"><text:span text:style-name="T1">att2[C]:=time </text:span></text:p>
      <text:p text:style-name="Standard"><text:soft-page-break/><draw:frame draw:style-name="fr1" text:anchor-type="as-char" svg:width="18.129cm" svg:height="13.25cm" draw:z-index="13"><draw:image xlink:href="Pictures/2000000E0007B35A0005A0D8D67119FF.wmf" xlink:type="simple" xlink:show="embed" xlink:actuate="onLoad"/></draw:frame></text:p>
      <text:p text:style-name="Standard"><text:span text:style-name="T1">x</text:span></text:p>
      <text:p text:style-name="Standard"><text:span text:style-name="T1">Transporter: </text:span></text:p>
      <text:p text:style-name="Standard"><text:span text:style-name="T1">Send to: select 1 from product [E,1]+4</text:span></text:p>
      <text:p text:style-name="Standard"><text:span text:style-name="T1">weil: </text:span></text:p>
      <text:p text:style-name="Standard"><text:span text:style-name="T1">Produkt = (0..2)+1 = 1..3</text:span></text:p>
      <text:p text:style-name="Standard"><text:span text:style-name="T1">Conveyor-IDs: 5, 6, 7</text:span></text:p>
      <text:p text:style-name="Standard"><text:span text:style-name="T1">also</text:span></text:p>
      <text:p text:style-name="Standard"><text:span text:style-name="T1">1-&gt;5, 2 -&gt; 6, 3 -&gt; 7 Zuordnung</text:span></text:p>
      <text:p text:style-name="Standard"><text:span text:style-name="T1"><text:s/></text:span><text:soft-page-break/><draw:frame draw:style-name="fr1" text:anchor-type="as-char" svg:width="16.919cm" svg:height="12.3cm" draw:z-index="14"><draw:image xlink:href="Pictures/2000000C00070AAE00051E6952B03D14.wmf" xlink:type="simple" xlink:show="embed" xlink:actuate="onLoad"/></draw:frame></text:p>
      <text:p text:style-name="Standard"><text:span text:style-name="T1">x</text:span></text:p>
      <text:p text:style-name="Standard"><text:span text:style-name="T1">Transporter: Parameter / Various</text:span></text:p>
      <text:p text:style-name="Standard"><draw:frame draw:style-name="fr1" text:anchor-type="as-char" svg:width="18.205cm" svg:height="8.019cm" draw:z-index="15"><draw:image xlink:href="Pictures/2000000F0007BB8400036832E4359ACD.wmf" xlink:type="simple" xlink:show="embed" xlink:actuate="onLoad"/></draw:frame></text:p>
      <text:p text:style-name="Standard"><text:span text:style-name="T1">x</text:span></text:p>
      <text:p text:style-name="Standard"><text:span text:style-name="T1">view - animation - products</text:span></text:p>
      <text:p text:style-name="Standard"><text:span text:style-name="T1">produkt1 = 15</text:span></text:p>
      <text:p text:style-name="Standard"><text:soft-page-break/><draw:frame draw:style-name="fr1" text:anchor-type="as-char" svg:width="12.979cm" svg:height="7.214cm" draw:z-index="16"><draw:image xlink:href="Pictures/2000000E00057520000310A8AE2CC4EF.wmf" xlink:type="simple" xlink:show="embed" xlink:actuate="onLoad"/></draw:frame></text:p>
      <text:p text:style-name="Standard"><text:span text:style-name="T1">x</text:span></text:p>
      <text:p text:style-name="Standard"><text:span text:style-name="T1">produkt 2 = 13</text:span></text:p>
      <text:p text:style-name="Standard"><draw:frame draw:style-name="fr1" text:anchor-type="as-char" svg:width="12.979cm" svg:height="7.214cm" draw:z-index="17"><draw:image xlink:href="Pictures/2000000E00057520000310A8498F7879.wmf" xlink:type="simple" xlink:show="embed" xlink:actuate="onLoad"/></draw:frame></text:p>
      <text:p text:style-name="Standard"><text:span text:style-name="T1">x</text:span></text:p>
      <text:p text:style-name="Standard"><text:span text:style-name="T1">produkt3 = 14</text:span></text:p>
      <text:p text:style-name="Standard"><text:soft-page-break/><draw:frame draw:style-name="fr1" text:anchor-type="as-char" svg:width="12.979cm" svg:height="7.214cm" draw:z-index="18"><draw:image xlink:href="Pictures/2000000E00057520000310A8C0A0C359.wmf" xlink:type="simple" xlink:show="embed" xlink:actuate="onLoad"/></draw:frame></text:p>
      <text:p text:style-name="Standard"><text:span text:style-name="T1">x</text:span></text:p>
      <text:p text:style-name="Standard"><text:span text:style-name="T1">Settings / Model</text:span></text:p>
      <text:p text:style-name="Standard"><text:span text:style-name="T1">Nr. of attr.: 3</text:span></text:p>
      <text:p text:style-name="Standard"><draw:frame draw:style-name="fr1" text:anchor-type="as-char" svg:width="6.359cm" svg:height="8.497cm" draw:z-index="19"><draw:image xlink:href="Pictures/2000000E0002B3BE00039C1410FF73E7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pan text:style-name="T1">Conveyor 5:</text:span></text:p>
      <text:p text:style-name="Standard"><text:span text:style-name="T1">Send to: 2</text:span></text:p>
      <text:p text:style-name="Standard"><text:soft-page-break/><draw:frame draw:style-name="fr1" text:anchor-type="as-char" svg:width="18.129cm" svg:height="13.25cm" draw:z-index="20"><draw:image xlink:href="Pictures/2000000E0007B35A0005A0D8BF29FD99.wmf" xlink:type="simple" xlink:show="embed" xlink:actuate="onLoad"/></draw:frame></text:p>
      <text:p text:style-name="Standard"><text:span text:style-name="T1">x</text:span></text:p>
      <text:p text:style-name="Standard"><text:span text:style-name="T1">Conveyor6 Paramter:</text:span></text:p>
      <text:p text:style-name="Standard"><text:span text:style-name="T1">Send to: 3</text:span></text:p>
      <text:p text:style-name="Standard"><text:soft-page-break/><draw:frame draw:style-name="fr1" text:anchor-type="as-char" svg:width="18.129cm" svg:height="13.25cm" draw:z-index="21"><draw:image xlink:href="Pictures/2000000E0007B35A0005A0D86E9FBBF1.wmf" xlink:type="simple" xlink:show="embed" xlink:actuate="onLoad"/></draw:frame></text:p>
      <text:p text:style-name="Standard"><text:span text:style-name="T1">x</text:span></text:p>
      <text:p text:style-name="Standard"><text:span text:style-name="T1">Conveyor 7 Parameter:</text:span></text:p>
      <text:p text:style-name="Standard"><text:span text:style-name="T1">Send to: 4</text:span></text:p>
      <text:p text:style-name="Standard"><text:soft-page-break/><draw:frame draw:style-name="fr1" text:anchor-type="as-char" svg:width="18.129cm" svg:height="13.25cm" draw:z-index="22"><draw:image xlink:href="Pictures/2000000E0007B35A0005A0D8F74B220B.wmf" xlink:type="simple" xlink:show="embed" xlink:actuate="onLoad"/></draw:frame></text:p>
      <text:p text:style-name="Standard"><text:span text:style-name="T1">x</text:span></text:p>
      <text:p text:style-name="Standard"><text:span text:style-name="T1">Model - Tables</text:span></text:p>
      <text:p text:style-name="Standard"><draw:frame draw:style-name="fr1" text:anchor-type="as-char" svg:width="13.878cm" svg:height="7.953cm" draw:z-index="23"><draw:image xlink:href="Pictures/2000000E0005E54300034F991F8D4C70.wmf" xlink:type="simple" xlink:show="embed" xlink:actuate="onLoad"/></draw:frame></text:p>
      <text:p text:style-name="Standard"><text:span text:style-name="T1">x</text:span></text:p>
      <text:p text:style-name="Standard"><text:span text:style-name="T1">Buffer</text:span></text:p>
      <text:p text:style-name="Standard"><text:soft-page-break/><text:span text:style-name="T1">Trigger on Entry: att1[C]:=time</text:span></text:p>
      <text:p text:style-name="Standard"><draw:frame draw:style-name="fr1" text:anchor-type="as-char" svg:width="18.129cm" svg:height="13.25cm" draw:z-index="24"><draw:image xlink:href="Pictures/2000000E0007B35A0005A0D887A41EAC.wmf" xlink:type="simple" xlink:show="embed" xlink:actuate="onLoad"/></draw:frame></text:p>
      <text:p text:style-name="Standard"><text:span text:style-name="T1">x</text:span></text:p>
      <text:p text:style-name="Standard"><text:span text:style-name="T1">Ausgabepuffer</text:span></text:p>
      <text:p text:style-name="Standard"><text:span text:style-name="T1">Trigger on exit: matrix[processed[E],1]:=att2[C]-att1[C]</text:span></text:p>
      <text:p text:style-name="Standard"><text:span text:style-name="T1">Sent to: 8</text:span></text:p>
      <text:p text:style-name="Standard"><text:soft-page-break/><draw:frame draw:style-name="fr1" text:anchor-type="as-char" svg:width="18.129cm" svg:height="13.25cm" draw:z-index="25"><draw:image xlink:href="Pictures/2000000E0007B35A0005A0D867C9DF96.wmf" xlink:type="simple" xlink:show="embed" xlink:actuate="onLoad"/></draw:frame></text:p>
      <text:p text:style-name="Standard"><text:span text:style-name="T1">x</text:span></text:p>
      <text:p text:style-name="Standard"><text:span text:style-name="T1">2005-05-24</text:span></text:p>
      <text:p text:style-name="Standard"><text:span text:style-name="T1">x</text:span></text:p>
      <text:p text:style-name="Standard"><text:span text:style-name="T1">Zunächst zeigte "Tools / TLI Interpreter" einen anderen Wert ( 2978.90 ) an.</text:span></text:p>
      <text:p text:style-name="Standard"><text:span text:style-name="T1">Abhilfe:</text:span></text:p>
      <text:p text:style-name="Standard"><text:span text:style-name="T1">"View / Animation"</text:span></text:p>
      <text:p text:style-name="P1"/>
      <text:p text:style-name="Standard"><text:span text:style-name="T1">Every = 10</text:span></text:p>
      <text:p text:style-name="Standard"><text:span text:style-name="T1">setzen, Animation durchführen,</text:span></text:p>
      <text:p text:style-name="Standard"><text:span text:style-name="T1">UNBEDINGT während die Animation läuft, die Zeitdehnung 1..9 ändern</text:span></text:p>
      <text:p text:style-name="P1"/>
      <text:p text:style-name="Standard"><text:span text:style-name="T1">dann wieder</text:span></text:p>
      <text:p text:style-name="Standard"><text:span text:style-name="T1">Every = 100</text:span></text:p>
      <text:p text:style-name="Standard"><text:span text:style-name="T1">setzen. </text:span></text:p>
      <text:p text:style-name="Standard"><text:span text:style-name="T1">Ohne Zeitänderung während der Simulation kein Effekt !!</text:span></text:p>
      <text:p text:style-name="P1"/>
      <text:p text:style-name="Standard"><text:span text:style-name="T1">vorher + nachher:</text:span></text:p>
      <text:p text:style-name="Standard"><text:soft-page-break/><draw:frame draw:style-name="fr1" text:anchor-type="as-char" svg:width="8.128cm" svg:height="10.656cm" draw:z-index="26"><draw:image xlink:href="Pictures/2000000C0003480D00046F6FC5290A83.wmf" xlink:type="simple" xlink:show="embed" xlink:actuate="onLoad"/></draw:frame></text:p>
      <text:p text:style-name="Standard"><text:span text:style-name="T1">temporär:</text:span></text:p>
      <text:p text:style-name="Standard"><draw:frame draw:style-name="fr1" text:anchor-type="as-char" svg:width="8.128cm" svg:height="10.656cm" draw:z-index="27"><draw:image xlink:href="Pictures/2000000C0003480D00046F6FEE686D91.wmf" xlink:type="simple" xlink:show="embed" xlink:actuate="onLoad"/></draw:frame></text:p>
      <text:p text:style-name="Standard"><text:span text:style-name="T1">Ohne Zeitänderung während der Simulation kein Effekt !!</text:span></text:p>
      <text:p text:style-name="P1"/>
      <text:p text:style-name="Standard"><text:soft-page-break/><text:span text:style-name="T1">Beachtet man das, dann klappts auch mit:</text:span></text:p>
      <text:p text:style-name="Standard"><text:span text:style-name="T1">"Tools / TLI Interpreter"</text:span></text:p>
      <text:p text:style-name="Standard"><draw:frame draw:style-name="fr1" text:anchor-type="as-char" svg:width="6.604cm" svg:height="4.411cm" draw:z-index="28"><draw:image xlink:href="Pictures/2000000C0002AA8B0001D65C26269185.wmf" xlink:type="simple" xlink:show="embed" xlink:actuate="onLoad"/></draw:frame></text:p>
      <text:p text:style-name="Standard"><text:span text:style-name="T1">x</text:span></text:p>
      <text:p text:style-name="Standard"><text:span text:style-name="T1">Variante (a): Transportergeschwindigkeit = 0.4 m /sec</text:span></text:p>
      <text:p text:style-name="Standard"><text:span text:style-name="T1">x</text:span></text:p>
      <text:p text:style-name="Standard"><draw:frame draw:style-name="fr1" text:anchor-type="as-char" svg:width="16.96cm" svg:height="7.41cm" draw:z-index="29"><draw:image xlink:href="Pictures/2000000C00070F20000315B88FAE1C86.wmf" xlink:type="simple" xlink:show="embed" xlink:actuate="onLoad"/></draw:frame></text:p>
      <text:p text:style-name="Standard"><text:span text:style-name="T1">x</text:span></text:p>
      <text:p text:style-name="Standard"><draw:frame draw:style-name="fr1" text:anchor-type="as-char" svg:width="6.604cm" svg:height="4.411cm" draw:z-index="30"><draw:image xlink:href="Pictures/2000000C0002AA8B0001D65C302D4CFE.wmf" xlink:type="simple" xlink:show="embed" xlink:actuate="onLoad"/></draw:frame></text:p>
      <text:p text:style-name="Standard"><text:span text:style-name="T1">x</text:span></text:p>
      <text:p text:style-name="Standard"><text:span text:style-name="T1">"Tools / User Defined Graph":</text:span></text:p>
      <text:p text:style-name="Standard"><text:soft-page-break/><draw:frame draw:style-name="fr1" text:anchor-type="as-char" svg:width="9.938cm" svg:height="10.615cm" draw:z-index="31"><draw:image xlink:href="Pictures/2000000C000422DA00046B1851DBF635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26.285cm" svg:height="20.452cm" draw:z-index="32"><draw:image xlink:href="Pictures/2000000C000AF059000882FD27F6928B.wmf" xlink:type="simple" xlink:show="embed" xlink:actuate="onLoad"/></draw:frame></text:p>
      <text:p text:style-name="Standard"><text:span text:style-name="T1">x</text:span></text:p>
      <text:p text:style-name="P1"/>
      <text:p text:style-name="Standard"><text:span text:style-name="T1">Variante (B): 2 Transporter, <text:s/>Transportergeschwindigkeit = 0.2 m /sec</text:span></text:p>
      <text:p text:style-name="Standard"><text:span text:style-name="T1">x </text:span></text:p>
      <text:p text:style-name="Standard"><text:span text:style-name="T1">Buffer:</text:span></text:p>
      <text:p text:style-name="Standard"><text:soft-page-break/><text:span text:style-name="T1">Send To: Select 1 from 10,16</text:span></text:p>
      <text:p text:style-name="Standard"><draw:frame draw:style-name="fr1" text:anchor-type="as-char" svg:width="17.09cm" svg:height="12.423cm" draw:z-index="33"><draw:image xlink:href="Pictures/2000000B00070AAE00051E6902AD3B22.wmf" xlink:type="simple" xlink:show="embed" xlink:actuate="onLoad"/></draw:frame></text:p>
      <text:p text:style-name="Standard"><text:span text:style-name="T1">x</text:span></text:p>
      <text:p text:style-name="Standard"><draw:frame draw:style-name="fr1" text:anchor-type="as-char" svg:width="17.133cm" svg:height="7.484cm" draw:z-index="34"><draw:image xlink:href="Pictures/2000000B00070F20000315B870A2AA70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17.133cm" svg:height="7.484cm" draw:z-index="35"><draw:image xlink:href="Pictures/2000000B00070F20000315B80C9BD2E9.wmf" xlink:type="simple" xlink:show="embed" xlink:actuate="onLoad"/></draw:frame></text:p>
      <text:p text:style-name="Standard"><text:span text:style-name="T1">x</text:span></text:p>
      <text:p text:style-name="Standard"><draw:frame draw:style-name="fr1" text:anchor-type="as-char" svg:width="6.604cm" svg:height="4.505cm" draw:z-index="36"><draw:image xlink:href="Pictures/2000000A0002AA8B0001D65C9085AB1C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oft-page-break/><draw:frame draw:style-name="fr1" text:anchor-type="as-char" svg:width="26.822cm" svg:height="20.87cm" draw:z-index="37"><draw:image xlink:href="Pictures/2000000A000AF059000882FD00624DD3.wmf" xlink:type="simple" xlink:show="embed" xlink:actuate="onLoad"/></draw:frame></text:p>
      <text:p text:style-name="Standard"><text:span text:style-name="T1">x</text:span></text:p>
      <text:p text:style-name="P1"/>
      <text:p text:style-name="Standard"><text:span text:style-name="T1">x</text:span></text:p>
      <text:p text:style-name="Standard"><text:span text:style-name="T1">x</text:span></text:p>
      <text:p text:style-name="Standard"><text:soft-page-break/><text:span text:style-name="T1">x</text:span></text:p>
      <text:p text:style-name="Standard"><text:span text:style-name="T1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8" meta:object-count="0" meta:page-count="26" meta:paragraph-count="157" meta:word-count="375" meta:character-count="2156" meta:non-whitespace-character-count="1853"/>
    <meta:generator>LibreOffice/3.6$Windows_x86 LibreOffice_project/e183d5b-f8ccaf6-3804794-95b4be8-895629</meta:generator>
  </office:meta>
</office:document-meta>
</file>